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30000037E3EB692509F1499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cf79" officeooo:paragraph-rsid="0019cf79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width="18.237cm" svg:height="16.93cm" draw:z-index="0"><draw:image xlink:href="Pictures/10000201000003C30000037E3EB692509F1499A8.png" xlink:type="simple" xlink:show="embed" xlink:actuate="onLoad" loext:mime-type="image/png"/></draw:frame>7.1 Diagrama de contex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09:16:26.331000000</meta:creation-date>
    <dc:date>2020-06-04T09:22:25.154000000</dc:date>
    <meta:editing-duration>PT5M59S</meta:editing-duration>
    <meta:editing-cycles>1</meta:editing-cycles>
    <meta:generator>LibreOffice/6.2.0.3$Windows_X86_64 LibreOffice_project/98c6a8a1c6c7b144ce3cc729e34964b47ce25d62</meta:generator>
    <meta:document-statistic meta:table-count="0" meta:image-count="1" meta:object-count="0" meta:page-count="1" meta:paragraph-count="1" meta:word-count="4" meta:character-count="24" meta:non-whitespace-character-count="21"/>
  </office:meta>
</office:document-meta>
</file>